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noche está abrumada con las goteras y las luces parpadeantes, los ojos cansados atisban secretos detrás de las grietas de la pared, las cuales muestran, del otro lado, a la diversidad del edificio: caras llenas, mujeres flacas, gatos en peligro, avatares incompletos...</text:p>
      <text:p text:style-name="Standard"/>
      <text:p text:style-name="Standard">La noche es parte de una esencia real, de un poema mal escrito y de algunas metáforas desafortunadas. </text:p>
      <text:p text:style-name="Standard"/>
      <text:p text:style-name="Standard">La noche es el resumen de los días anteriores y de los prefigurados, la noche no termina nunca, se detiene, siempre, a la merced de los brotes de magia, inexistente, con los que él justifica su felic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2-20T19:03:38</meta:creation-date>
    <meta:document-statistic meta:table-count="0" meta:image-count="0" meta:object-count="0" meta:page-count="1" meta:paragraph-count="3" meta:word-count="98" meta:character-count="578"/>
    <dc:date>2010-12-20T19:09:30</dc:date>
    <dc:creator>Miguel Iglesias</dc:creator>
    <meta:editing-duration>PT00H05M52S</meta:editing-duration>
    <meta:editing-cycles>1</meta:editing-cycles>
    <meta:generator>OpenOffice.org/3.2$Linux OpenOffice.org_project/320m12$Build-9483</meta:generator>
  </office:meta>
</office:document-meta>
</file>